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2pt" fo:font-weight="bold" officeooo:rsid="00059e0c" officeooo:paragraph-rsid="00059e0c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fo:font-weight="normal" officeooo:rsid="00059e0c" officeooo:paragraph-rsid="00059e0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font-weight="normal" officeooo:rsid="0005ea79" officeooo:paragraph-rsid="0005ea79" style:font-size-asian="12.25pt" style:font-weight-asian="normal" style:font-size-complex="14pt" style:font-weight-complex="normal"/>
    </style:style>
    <style:style style:name="P4" style:family="paragraph" style:parent-style-name="Footer">
      <style:paragraph-properties fo:text-align="end" style:justify-single-word="false"/>
      <style:text-properties style:font-name="Ubuntu" officeooo:rsid="0008a7e5" officeooo:paragraph-rsid="0008a7e5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071d2c" officeooo:paragraph-rsid="0005ea7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font-weight="normal" officeooo:rsid="00059e0c" officeooo:paragraph-rsid="00059e0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fo:font-weight="normal" officeooo:rsid="000833b2" officeooo:paragraph-rsid="000833b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fo:font-weight="normal" officeooo:rsid="0005ea79" officeooo:paragraph-rsid="0005ea79" style:font-size-asian="12.25pt" style:font-weight-asian="normal" style:font-size-complex="14pt" style:font-weight-complex="normal"/>
    </style:style>
    <style:style style:name="T1" style:family="text">
      <style:text-properties officeooo:rsid="0005ea79"/>
    </style:style>
    <style:style style:name="T2" style:family="text">
      <style:text-properties officeooo:rsid="000833b2"/>
    </style:style>
    <style:style style:name="T3" style:family="text">
      <style:text-properties officeooo:rsid="000850d3"/>
    </style:style>
    <style:style style:name="T4" style:family="text">
      <style:text-properties officeooo:rsid="0008a7e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B</text:span>ase de datos <text:span text:style-name="T3">para una </text:span>pizzería</text:p>
      <text:p text:style-name="P1"/>
      <text:p text:style-name="P2"/>
      <text:p text:style-name="P2">La toma de comandas en un restaurante es una parte importante en el funcionamiento de un negocio <text:span text:style-name="T3">de restauración</text:span>.</text:p>
      <text:p text:style-name="P2">Esta labor se vuelve más <text:span text:style-name="T4">prioritaria </text:span>cuando las comandas han de ser <text:span text:style-name="T1">las de un pedido de envío a domicilio, por lo que es </text:span><text:span text:style-name="T4">necesario</text:span><text:span text:style-name="T1"> tener una base de datos con la información del cliente para poder acceder a ella a la hora de enviar una entrega a s</text:span><text:span text:style-name="T2">u destino</text:span><text:span text:style-name="T1">.</text:span></text:p>
      <text:p text:style-name="P2"/>
      <text:p text:style-name="P7">En esta base <text:span text:style-name="T4">de datos </text:span>se tienen que almacenar <text:span text:style-name="T4">información </text:span>como el domicilio, número de teléfono, el nombre del cliente y una posible dirección alternativa.</text:p>
      <text:p text:style-name="P3"/>
      <text:p text:style-name="P3">También es necesario disponer de una base de datos con el catálogo de productos que están a la venta <text:span text:style-name="T2">tales como las pizzas, los complementos y las bebidas, </text:span>para su posterior uso en una aplicación de generación de notas de pedido a través de una impresora <text:span text:style-name="T2">a la hora de realizar el pedido de un cliente</text:span>. <text:span text:style-name="T3">De cada pizza ha de quedar un registro de la fecha en la que fue vendida.</text:span></text:p>
      <text:p text:style-name="P3"/>
      <text:p text:style-name="P7">Es de vital importancia que se pueda tener un control de que ingredientes lleva cada pizza para a la hora de generar la nota de pedido en la aplicación, <text:span text:style-name="T3">para tener la opción </text:span>añadir o quitar ingredientes a gusto del cliente.</text:p>
      <text:p text:style-name="P3"/>
      <text:p text:style-name="P3">Para ello se pretende desarrollar una base de datos cubra estas necesidades que han surgido en la empres<text:span text:style-name="T2">a</text:span>.</text:p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Ubuntu" officeooo:rsid="0008a7e5" officeooo:paragraph-rsid="0008a7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or: Antonio Gómez Pérez<text:tab/><text:tab/>1º DAW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8:08:24.690531840</meta:creation-date>
    <dc:date>2024-10-16T10:25:07.570477526</dc:date>
    <meta:editing-duration>PT16M3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37" meta:character-count="1292" meta:non-whitespace-character-count="1062"/>
  </office:meta>
</office:document-meta>
</file>